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 fo:min-height="1.02cm" fo:min-width="0.77cm" draw:shadow="visible" draw:shadow-offset-x="0.203cm" draw:shadow-offset-y="0.203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0.131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47cm" fo:min-width="0.22cm" draw:shadow="visible" draw:shadow-offset-x="0.203cm" draw:shadow-offset-y="0.203cm"/>
    </style:style>
    <style:style style:name="gr5" style:family="graphic" style:parent-style-name="standard">
      <style:graphic-properties svg:stroke-width="0.051cm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cm"/>
    </style:style>
    <style:style style:name="gr11" style:family="graphic" style:parent-style-name="objectwithoutfill">
      <style:graphic-properties svg:stroke-width="0.051cm" svg:stroke-color="#3465a4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c5000b" draw:marker-start-width="0.276cm" draw:marker-end="Arrow" draw:marker-end-width="0.376cm" draw:fill="solid" draw:fill-color="#729fc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0.67cm" svg:y="0.07cm">
          <draw:glue-point draw:id="4" svg:x="-2cm" svg:y="5cm"/>
          <draw:glue-point draw:id="5" svg:x="2cm" svg:y="5cm"/>
          <text:p text:style-name="P1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27cm" svg:height="1.27cm" svg:x="1.051cm" svg:y="5.15cm">
          <draw:glue-point draw:id="4" svg:x="-3cm" svg:y="-5cm"/>
          <draw:glue-point draw:id="5" svg:x="3cm" svg:y="-5cm"/>
          <text:p text:style-name="P1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0.289cm" svg:y="0.0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1.94cm" svg:y="0.07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0.659cm" svg:y="5.15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81cm" svg:height="0.381cm" svg:x="2.31cm" svg:y="5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1.016cm" svg:height="1.016cm" svg:x="0.797cm" svg:y="2.991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1.051cm" svg:y1="1.34cm" svg:x2="0.945cm" svg:y2="3.139cm" draw:start-shape="id1" draw:start-glue-point="4" draw:end-shape="id2" draw:end-glue-point="5" svg:d="M1051 1340v927h-106v872" svg:viewBox="0 0 107 1800">
          <text:p/>
        </draw:connector>
        <draw:connector draw:style-name="gr6" draw:text-style-name="P3" xml:id="id3" draw:id="id3" draw:layer="layout" svg:x1="1.559cm" svg:y1="1.34cm" svg:x2="1.559cm" svg:y2="1.34cm" draw:start-shape="id1" draw:start-glue-point="5" draw:end-shape="id1" draw:end-glue-point="5" svg:d="M1559 1340z" svg:viewBox="0 0 1 1">
          <text:p/>
        </draw:connector>
        <draw:connector draw:style-name="gr5" draw:text-style-name="P3" draw:layer="layout" draw:line-skew="-0.318cm" svg:x1="1.559cm" svg:y1="1.34cm" svg:x2="1.665cm" svg:y2="3.139cm" draw:start-shape="id3" draw:start-glue-point="0" draw:end-shape="id2" draw:end-glue-point="11" svg:d="M1559 1340v508h106v1291" svg:viewBox="0 0 107 1800">
          <text:p/>
        </draw:connector>
        <draw:connector draw:style-name="gr5" draw:text-style-name="P3" draw:layer="layout" svg:x1="1.305cm" svg:y1="4.007cm" svg:x2="1.305cm" svg:y2="5.15cm" draw:start-shape="id2" draw:start-glue-point="8" draw:end-shape="id4" draw:end-glue-point="4" svg:d="M1305 4007v1143" svg:viewBox="0 0 1 1144">
          <text:p/>
        </draw:connector>
        <draw:custom-shape draw:style-name="gr7" draw:text-style-name="P3" xml:id="id5" draw:id="id5" draw:layer="layout" svg:width="1.27cm" svg:height="1.27cm" svg:x="4.226cm" svg:y="0.07cm">
          <draw:glue-point draw:id="4" svg:x="-2cm" svg:y="5cm"/>
          <draw:glue-point draw:id="5" svg:x="2cm" svg:y="5cm"/>
          <text:p text:style-name="P3">M0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27cm" svg:height="1.27cm" svg:x="5.696cm" svg:y="5.15cm">
          <draw:glue-point draw:id="4" svg:x="-3cm" svg:y="-5cm"/>
          <draw:glue-point draw:id="5" svg:x="3cm" svg:y="-5cm"/>
          <text:p text:style-name="P1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381cm" svg:height="0.381cm" svg:x="3.845cm" svg:y="0.07cm">
          <text:p text:style-name="P3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381cm" svg:height="0.381cm" svg:x="5.496cm" svg:y="0.07cm">
          <text:p text:style-name="P3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5.315cm" svg:y="5.15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6.966cm" svg:y="5.15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1.016cm" svg:height="1.016cm" svg:x="4.323cm" svg:y="2.991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4.607cm" svg:y1="1.34cm" svg:x2="4.471cm" svg:y2="3.139cm" draw:start-shape="id5" draw:start-glue-point="4" draw:end-shape="id6" draw:end-glue-point="5" svg:d="M4607 1340v826h-136v973" svg:viewBox="0 0 137 1800">
          <text:p/>
        </draw:connector>
        <draw:connector draw:style-name="gr6" draw:text-style-name="P3" xml:id="id7" draw:id="id7" draw:layer="layout" svg:x1="5.115cm" svg:y1="1.34cm" svg:x2="5.115cm" svg:y2="1.34cm" draw:start-shape="id5" draw:start-glue-point="5" draw:end-shape="id5" draw:end-glue-point="5" svg:d="M5115 1340z" svg:viewBox="0 0 1 1">
          <text:p/>
        </draw:connector>
        <draw:connector draw:style-name="gr5" draw:text-style-name="P3" draw:layer="layout" draw:line-skew="-0.318cm" svg:x1="5.115cm" svg:y1="1.34cm" svg:x2="5.191cm" svg:y2="3.139cm" draw:start-shape="id7" draw:start-glue-point="0" draw:end-shape="id6" draw:end-glue-point="11" svg:d="M5115 1340v508h76v1291" svg:viewBox="0 0 77 1800">
          <text:p/>
        </draw:connector>
        <draw:connector draw:style-name="gr5" draw:text-style-name="P3" draw:layer="layout" svg:x1="4.831cm" svg:y1="4.007cm" svg:x2="5.95cm" svg:y2="5.15cm" draw:start-shape="id6" draw:start-glue-point="8" draw:end-shape="id8" draw:end-glue-point="4" svg:d="M4831 4007v674h1119v469" svg:viewBox="0 0 1120 1144">
          <text:p/>
        </draw:connector>
        <draw:custom-shape draw:style-name="gr1" draw:text-style-name="P1" xml:id="id9" draw:id="id9" draw:layer="layout" svg:width="1.27cm" svg:height="1.27cm" svg:x="4.225cm" svg:y="0.07cm">
          <draw:glue-point draw:id="4" svg:x="-2cm" svg:y="5cm"/>
          <draw:glue-point draw:id="5" svg:x="2cm" svg:y="5cm"/>
          <text:p text:style-name="P1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3.844cm" svg:y="0.0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5.495cm" svg:y="0.07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.114cm" svg:y1="1.34cm" svg:x2="5.114cm" svg:y2="1.34cm" draw:start-shape="id9" draw:start-glue-point="5" draw:end-shape="id9" draw:end-glue-point="5" svg:d="M5114 1340z" svg:viewBox="0 0 1 1">
          <text:p/>
        </draw:connector>
        <draw:custom-shape draw:style-name="gr7" draw:text-style-name="P3" xml:id="id10" draw:id="id10" draw:layer="layout" svg:width="1.27cm" svg:height="1.27cm" svg:x="7.274cm" svg:y="0.07cm">
          <draw:glue-point draw:id="4" svg:x="-2cm" svg:y="5cm"/>
          <draw:glue-point draw:id="5" svg:x="2cm" svg:y="5cm"/>
          <text:p text:style-name="P3">M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381cm" svg:height="0.381cm" svg:x="6.893cm" svg:y="0.07cm">
          <text:p text:style-name="P3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381cm" svg:height="0.381cm" svg:x="8.544cm" svg:y="0.07cm">
          <text:p text:style-name="P3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1.016cm" svg:height="1.016cm" svg:x="7.271cm" svg:y="2.991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7.655cm" svg:y1="1.34cm" svg:x2="7.419cm" svg:y2="3.139cm" draw:start-shape="id10" draw:start-glue-point="4" draw:end-shape="id11" draw:end-glue-point="5" svg:d="M7655 1340v826h-236v973" svg:viewBox="0 0 237 1800">
          <text:p/>
        </draw:connector>
        <draw:connector draw:style-name="gr6" draw:text-style-name="P3" xml:id="id12" draw:id="id12" draw:layer="layout" svg:x1="8.163cm" svg:y1="1.34cm" svg:x2="8.163cm" svg:y2="1.34cm" draw:start-shape="id10" draw:start-glue-point="5" draw:end-shape="id10" draw:end-glue-point="5" svg:d="M8163 1340z" svg:viewBox="0 0 1 1">
          <text:p/>
        </draw:connector>
        <draw:connector draw:style-name="gr5" draw:text-style-name="P3" draw:layer="layout" draw:line-skew="-0.318cm" svg:x1="8.163cm" svg:y1="1.34cm" svg:x2="8.139cm" svg:y2="3.139cm" draw:start-shape="id12" draw:start-glue-point="0" draw:end-shape="id11" draw:end-glue-point="11" svg:d="M8163 1340v508h-24v1291" svg:viewBox="0 0 25 1800">
          <text:p/>
        </draw:connector>
        <draw:custom-shape draw:style-name="gr1" draw:text-style-name="P1" xml:id="id13" draw:id="id13" draw:layer="layout" svg:width="1.27cm" svg:height="1.27cm" svg:x="7.273cm" svg:y="0.07cm">
          <draw:glue-point draw:id="4" svg:x="-2cm" svg:y="5cm"/>
          <draw:glue-point draw:id="5" svg:x="2cm" svg:y="5cm"/>
          <text:p text:style-name="P1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6.892cm" svg:y="0.0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8.543cm" svg:y="0.07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162cm" svg:y1="1.34cm" svg:x2="8.162cm" svg:y2="1.34cm" draw:start-shape="id13" draw:start-glue-point="5" draw:end-shape="id13" draw:end-glue-point="5" svg:d="M8162 1340z" svg:viewBox="0 0 1 1">
          <text:p/>
        </draw:connector>
        <draw:connector draw:style-name="gr5" draw:text-style-name="P3" draw:layer="layout" draw:line-skew="-0.267cm -1.372cm 1.955cm" svg:x1="7.779cm" svg:y1="4.007cm" svg:x2="6.712cm" svg:y2="5.15cm" draw:start-shape="id11" draw:start-glue-point="8" draw:end-shape="id8" draw:end-glue-point="5" svg:d="M7779 4007v438h-159-908v705" svg:viewBox="0 0 1068 1144">
          <text:p/>
        </draw:connector>
        <draw:frame draw:style-name="gr8" draw:text-style-name="P7" draw:layer="layout" svg:width="1.277cm" svg:height="0.962cm" svg:x="1.136cm" svg:y="6.758cm">
          <draw:text-box>
            <text:p text:style-name="P6"><text:span text:style-name="T2">(a)</text:span></text:p>
          </draw:text-box>
        </draw:frame>
        <draw:frame draw:style-name="gr8" draw:text-style-name="P7" draw:layer="layout" svg:width="1.277cm" svg:height="0.962cm" svg:x="5.623cm" svg:y="6.728cm">
          <draw:text-box>
            <text:p text:style-name="P6"><text:span text:style-name="T2">(b)</text:span></text:p>
          </draw:text-box>
        </draw:frame>
        <draw:custom-shape draw:style-name="gr4" draw:text-style-name="P4" xml:id="id22" draw:id="id22" draw:layer="layout" svg:width="1.016cm" svg:height="1.016cm" svg:x="10.449cm" svg:y="2.483cm">
          <text:p text:style-name="P1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4" draw:id="id24" draw:layer="layout" svg:width="1.016cm" svg:height="1.016cm" svg:x="12.608cm" svg:y="2.356cm">
          <text:p text:style-name="P1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5" draw:id="id25" draw:layer="layout" svg:width="1.016cm" svg:height="1.016cm" svg:x="14.767cm" svg:y="2.356cm">
          <text:p text:style-name="P1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7" draw:id="id27" draw:layer="layout" svg:width="1.016cm" svg:height="1.016cm" svg:x="17.307cm" svg:y="2.356cm">
          <text:p text:style-name="P1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3" draw:id="id23" draw:layer="layout" svg:width="1.016cm" svg:height="1.016cm" svg:x="11.546cm" svg:y="4.388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6" draw:id="id26" draw:layer="layout" svg:width="1.016cm" svg:height="1.016cm" svg:x="15.275cm" svg:y="4.388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8" draw:id="id28" draw:layer="layout" svg:width="1.016cm" svg:height="1.016cm" svg:x="13.497cm" svg:y="5.785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4" draw:id="id14" draw:layer="layout" svg:width="1.27cm" svg:height="1.27cm" svg:x="10.203cm" svg:y="0.062cm">
          <draw:glue-point draw:id="4" svg:x="-2cm" svg:y="5cm"/>
          <draw:glue-point draw:id="5" svg:x="2cm" svg:y="5cm"/>
          <text:p text:style-name="P3">M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381cm" svg:height="0.381cm" svg:x="9.822cm" svg:y="0.062cm">
          <text:p text:style-name="P3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381cm" svg:height="0.381cm" svg:x="11.473cm" svg:y="0.062cm">
          <text:p text:style-name="P3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3" draw:id="id33" draw:layer="layout" svg:width="1.016cm" svg:height="1.016cm" svg:x="11.684cm" svg:y="7.874cm">
          <text:p text:style-name="P1"><text:span text:style-name="T3">+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11.092cm" svg:y1="1.332cm" svg:x2="11.092cm" svg:y2="1.332cm" draw:start-shape="id14" draw:start-glue-point="5" draw:end-shape="id14" draw:end-glue-point="5" svg:d="M11092 1332z" svg:viewBox="0 0 1 1">
          <text:p/>
        </draw:connector>
        <draw:custom-shape draw:style-name="gr1" draw:text-style-name="P1" xml:id="id15" draw:id="id15" draw:layer="layout" svg:width="1.27cm" svg:height="1.27cm" svg:x="10.202cm" svg:y="0.062cm">
          <draw:glue-point draw:id="4" svg:x="-2cm" svg:y="5cm"/>
          <draw:glue-point draw:id="5" svg:x="2cm" svg:y="5cm"/>
          <text:p text:style-name="P1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9.821cm" svg:y="0.0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11.472cm" svg:y="0.062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6" draw:text-style-name="P3" xml:id="id29" draw:id="id29" draw:layer="layout" svg:x1="11.091cm" svg:y1="1.332cm" svg:x2="11.091cm" svg:y2="1.332cm" draw:start-shape="id15" draw:start-glue-point="5" draw:end-shape="id15" draw:end-glue-point="5" svg:d="M11091 1332z" svg:viewBox="0 0 1 1">
          <text:p/>
        </draw:connector>
        <draw:custom-shape draw:style-name="gr7" draw:text-style-name="P3" xml:id="id16" draw:id="id16" draw:layer="layout" svg:width="1.27cm" svg:height="1.27cm" svg:x="12.507cm" svg:y="0.067cm">
          <draw:glue-point draw:id="4" svg:x="-2cm" svg:y="5cm"/>
          <draw:glue-point draw:id="5" svg:x="2cm" svg:y="5cm"/>
          <text:p text:style-name="P3">M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381cm" svg:height="0.381cm" svg:x="12.126cm" svg:y="0.067cm">
          <text:p text:style-name="P3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381cm" svg:height="0.381cm" svg:x="13.777cm" svg:y="0.067cm">
          <text:p text:style-name="P3"><text:span text:style-name="T4">B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3.396cm" svg:y1="1.337cm" svg:x2="13.396cm" svg:y2="1.337cm" draw:start-shape="id16" draw:start-glue-point="5" draw:end-shape="id16" draw:end-glue-point="5" svg:d="M13396 1337z" svg:viewBox="0 0 1 1">
          <text:p/>
        </draw:connector>
        <draw:custom-shape draw:style-name="gr1" draw:text-style-name="P1" xml:id="id17" draw:id="id17" draw:layer="layout" svg:width="1.27cm" svg:height="1.27cm" svg:x="12.506cm" svg:y="0.067cm">
          <draw:glue-point draw:id="4" svg:x="-2cm" svg:y="5cm"/>
          <draw:glue-point draw:id="5" svg:x="2cm" svg:y="5cm"/>
          <text:p text:style-name="P1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12.125cm" svg:y="0.06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13.776cm" svg:y="0.067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6" draw:text-style-name="P3" xml:id="id30" draw:id="id30" draw:layer="layout" svg:x1="13.395cm" svg:y1="1.337cm" svg:x2="13.395cm" svg:y2="1.337cm" draw:start-shape="id17" draw:start-glue-point="5" draw:end-shape="id17" draw:end-glue-point="5" svg:d="M13395 1337z" svg:viewBox="0 0 1 1">
          <text:p/>
        </draw:connector>
        <draw:custom-shape draw:style-name="gr7" draw:text-style-name="P3" xml:id="id18" draw:id="id18" draw:layer="layout" svg:width="1.27cm" svg:height="1.27cm" svg:x="14.757cm" svg:y="0.035cm">
          <draw:glue-point draw:id="4" svg:x="-2cm" svg:y="5cm"/>
          <draw:glue-point draw:id="5" svg:x="2cm" svg:y="5cm"/>
          <text:p text:style-name="P3">M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381cm" svg:height="0.381cm" svg:x="14.376cm" svg:y="0.035cm">
          <text:p text:style-name="P3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381cm" svg:height="0.381cm" svg:x="16.027cm" svg:y="0.035cm">
          <text:p text:style-name="P3"><text:span text:style-name="T4">B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5.646cm" svg:y1="1.305cm" svg:x2="15.646cm" svg:y2="1.305cm" draw:start-shape="id18" draw:start-glue-point="5" draw:end-shape="id18" draw:end-glue-point="5" svg:d="M15646 1305z" svg:viewBox="0 0 1 1">
          <text:p/>
        </draw:connector>
        <draw:custom-shape draw:style-name="gr1" draw:text-style-name="P1" xml:id="id19" draw:id="id19" draw:layer="layout" svg:width="1.27cm" svg:height="1.27cm" svg:x="14.756cm" svg:y="0.035cm">
          <draw:glue-point draw:id="4" svg:x="-2cm" svg:y="5cm"/>
          <draw:glue-point draw:id="5" svg:x="2cm" svg:y="5cm"/>
          <text:p text:style-name="P1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14.375cm" svg:y="0.035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16.026cm" svg:y="0.035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6" draw:text-style-name="P3" xml:id="id31" draw:id="id31" draw:layer="layout" svg:x1="15.645cm" svg:y1="1.305cm" svg:x2="15.645cm" svg:y2="1.305cm" draw:start-shape="id19" draw:start-glue-point="5" draw:end-shape="id19" draw:end-glue-point="5" svg:d="M15645 1305z" svg:viewBox="0 0 1 1">
          <text:p/>
        </draw:connector>
        <draw:custom-shape draw:style-name="gr7" draw:text-style-name="P3" xml:id="id20" draw:id="id20" draw:layer="layout" svg:width="1.27cm" svg:height="1.27cm" svg:x="17.061cm" svg:y="0.04cm">
          <draw:glue-point draw:id="4" svg:x="-2cm" svg:y="5cm"/>
          <draw:glue-point draw:id="5" svg:x="2cm" svg:y="5cm"/>
          <text:p text:style-name="P3">M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381cm" svg:height="0.381cm" svg:x="16.68cm" svg:y="0.04cm">
          <text:p text:style-name="P3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381cm" svg:height="0.381cm" svg:x="18.331cm" svg:y="0.04cm">
          <text:p text:style-name="P3"><text:span text:style-name="T4">B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7.95cm" svg:y1="1.31cm" svg:x2="17.95cm" svg:y2="1.31cm" draw:start-shape="id20" draw:start-glue-point="5" draw:end-shape="id20" draw:end-glue-point="5" svg:d="M17950 1310z" svg:viewBox="0 0 1 1">
          <text:p/>
        </draw:connector>
        <draw:custom-shape draw:style-name="gr1" draw:text-style-name="P1" xml:id="id21" draw:id="id21" draw:layer="layout" svg:width="1.27cm" svg:height="1.27cm" svg:x="17.06cm" svg:y="0.04cm">
          <draw:glue-point draw:id="4" svg:x="-2cm" svg:y="5cm"/>
          <draw:glue-point draw:id="5" svg:x="2cm" svg:y="5cm"/>
          <text:p text:style-name="P1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16.679cm" svg:y="0.04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18.33cm" svg:y="0.04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6" draw:text-style-name="P3" xml:id="id32" draw:id="id32" draw:layer="layout" svg:x1="17.949cm" svg:y1="1.31cm" svg:x2="17.949cm" svg:y2="1.31cm" draw:start-shape="id21" draw:start-glue-point="5" draw:end-shape="id21" draw:end-glue-point="5" svg:d="M17949 1310z" svg:viewBox="0 0 1 1">
          <text:p/>
        </draw:connector>
        <draw:connector draw:style-name="gr5" draw:text-style-name="P3" draw:layer="layout" svg:x1="10.957cm" svg:y1="3.499cm" svg:x2="11.694cm" svg:y2="4.536cm" draw:start-shape="id22" draw:start-glue-point="8" draw:end-shape="id23" draw:end-glue-point="5" svg:d="M10957 3499v1037h737" svg:viewBox="0 0 738 1038">
          <text:p/>
        </draw:connector>
        <draw:connector draw:style-name="gr5" draw:text-style-name="P3" draw:layer="layout" svg:x1="13.116cm" svg:y1="3.372cm" svg:x2="12.414cm" svg:y2="4.536cm" draw:start-shape="id24" draw:start-glue-point="8" draw:end-shape="id23" draw:end-glue-point="11" svg:d="M13116 3372v1164h-702" svg:viewBox="0 0 703 1165">
          <text:p/>
        </draw:connector>
        <draw:connector draw:style-name="gr5" draw:text-style-name="P3" draw:layer="layout" draw:line-skew="-2.299cm 1.101cm" svg:x1="15.275cm" svg:y1="3.372cm" svg:x2="15.423cm" svg:y2="4.536cm" draw:start-shape="id25" draw:start-glue-point="8" draw:end-shape="id26" draw:end-glue-point="5" svg:d="M15275 3372v438h92v726h56" svg:viewBox="0 0 149 1165">
          <text:p/>
        </draw:connector>
        <draw:connector draw:style-name="gr5" draw:text-style-name="P3" draw:layer="layout" svg:x1="17.815cm" svg:y1="3.372cm" svg:x2="16.143cm" svg:y2="4.536cm" draw:start-shape="id27" draw:start-glue-point="8" draw:end-shape="id26" draw:end-glue-point="11" svg:d="M17815 3372v1164h-1672" svg:viewBox="0 0 1673 1165">
          <text:p/>
        </draw:connector>
        <draw:connector draw:style-name="gr5" draw:text-style-name="P3" draw:layer="layout" draw:line-skew="-1.537cm -2.137cm 0.685cm" svg:x1="12.054cm" svg:y1="5.404cm" svg:x2="13.645cm" svg:y2="5.933cm" draw:start-shape="id23" draw:start-glue-point="8" draw:end-shape="id28" draw:end-glue-point="5" svg:d="M12054 5404v565h1027 564v-36" svg:viewBox="0 0 1592 566">
          <text:p/>
        </draw:connector>
        <draw:connector draw:style-name="gr5" draw:text-style-name="P3" draw:layer="layout" draw:line-skew="-1.664cm 2.244cm 0.558cm" svg:x1="15.783cm" svg:y1="5.404cm" svg:x2="14.365cm" svg:y2="5.933cm" draw:start-shape="id26" draw:start-glue-point="8" draw:end-shape="id28" draw:end-glue-point="11" svg:d="M15783 5404v438h-543-875v91" svg:viewBox="0 0 1419 530">
          <text:p/>
        </draw:connector>
        <draw:connector draw:style-name="gr5" draw:text-style-name="P3" draw:layer="layout" draw:line-skew="-1.969cm 0.84cm" svg:x1="10.583cm" svg:y1="1.332cm" svg:x2="10.597cm" svg:y2="2.631cm" draw:start-shape="id15" draw:start-glue-point="4" draw:end-shape="id22" draw:end-glue-point="5" svg:d="M10583 1332v903h-42v396h56" svg:viewBox="0 0 57 1300">
          <text:p/>
        </draw:connector>
        <draw:connector draw:style-name="gr5" draw:text-style-name="P3" draw:layer="layout" svg:x1="11.091cm" svg:y1="1.332cm" svg:x2="11.317cm" svg:y2="2.631cm" draw:start-shape="id29" draw:start-glue-point="0" draw:end-shape="id22" draw:end-glue-point="11" svg:d="M11091 1332v576h226v723" svg:viewBox="0 0 227 1300">
          <text:p/>
        </draw:connector>
        <draw:connector draw:style-name="gr5" draw:text-style-name="P3" draw:layer="layout" draw:line-skew="-2.096cm 0.695cm" svg:x1="12.887cm" svg:y1="1.337cm" svg:x2="12.756cm" svg:y2="2.504cm" draw:start-shape="id17" draw:start-glue-point="4" draw:end-shape="id24" draw:end-glue-point="5" svg:d="M12887 1337v644h-187v523h56" svg:viewBox="0 0 188 1168">
          <text:p/>
        </draw:connector>
        <draw:connector draw:style-name="gr5" draw:text-style-name="P3" draw:layer="layout" svg:x1="13.395cm" svg:y1="1.337cm" svg:x2="13.476cm" svg:y2="2.504cm" draw:start-shape="id30" draw:start-glue-point="0" draw:end-shape="id24" draw:end-glue-point="11" svg:d="M13395 1337v510h81v657" svg:viewBox="0 0 82 1168">
          <text:p/>
        </draw:connector>
        <draw:connector draw:style-name="gr5" draw:text-style-name="P3" draw:layer="layout" svg:x1="15.645cm" svg:y1="1.305cm" svg:x2="15.635cm" svg:y2="2.504cm" draw:start-shape="id31" draw:start-glue-point="0" draw:end-shape="id25" draw:end-glue-point="11" svg:d="M15645 1305v526h-10v673" svg:viewBox="0 0 11 1200">
          <text:p/>
        </draw:connector>
        <draw:connector draw:style-name="gr5" draw:text-style-name="P3" draw:layer="layout" draw:line-skew="-2.223cm 0.84cm" svg:x1="17.441cm" svg:y1="1.31cm" svg:x2="17.455cm" svg:y2="2.504cm" draw:start-shape="id21" draw:start-glue-point="4" draw:end-shape="id27" draw:end-glue-point="5" svg:d="M17441 1310v544h-42v650h56" svg:viewBox="0 0 57 1195">
          <text:p/>
        </draw:connector>
        <draw:connector draw:style-name="gr5" draw:text-style-name="P3" draw:layer="layout" svg:x1="17.949cm" svg:y1="1.31cm" svg:x2="18.175cm" svg:y2="2.504cm" draw:start-shape="id32" draw:start-glue-point="0" draw:end-shape="id27" draw:end-glue-point="11" svg:d="M17949 1310v523h226v671" svg:viewBox="0 0 227 1195">
          <text:p/>
        </draw:connector>
        <draw:frame draw:style-name="gr9" draw:text-style-name="P7" draw:layer="layout" svg:width="1.243cm" svg:height="0.962cm" svg:x="14.976cm" svg:y="6.601cm">
          <draw:text-box>
            <text:p text:style-name="P6"><text:span text:style-name="T2">(c)</text:span></text:p>
          </draw:text-box>
        </draw:frame>
        <draw:connector draw:style-name="gr5" draw:text-style-name="P3" draw:layer="layout" draw:line-skew="-2.096cm 0.604cm" svg:x1="15.137cm" svg:y1="1.305cm" svg:x2="14.915cm" svg:y2="2.504cm" draw:start-shape="id19" draw:start-glue-point="4" draw:end-shape="id25" draw:end-glue-point="5" svg:d="M15137 1305v676h-278v523h56" svg:viewBox="0 0 279 1200">
          <text:p/>
        </draw:connector>
        <draw:frame draw:style-name="gr10" draw:text-style-name="P7" draw:layer="layout" svg:width="0.942cm" svg:height="0.725cm" svg:x="11.165cm" svg:y="6.35cm">
          <draw:text-box>
            <text:p text:style-name="P6"><text:span text:style-name="T2">'0'</text:span></text:p>
          </draw:text-box>
        </draw:frame>
        <draw:connector draw:style-name="gr11" draw:text-style-name="P3" draw:layer="layout" svg:x1="14.005cm" svg:y1="6.801cm" svg:x2="12.552cm" svg:y2="8.022cm" draw:start-shape="id28" draw:start-glue-point="8" draw:end-shape="id33" draw:end-glue-point="11" svg:d="M14005 6801v1221h-1453" svg:viewBox="0 0 1454 1222">
          <text:p/>
        </draw:connector>
        <draw:connector draw:style-name="gr12" draw:text-style-name="P3" draw:layer="layout" svg:x1="11.58cm" svg:y1="6.957cm" svg:x2="11.832cm" svg:y2="8.022cm" draw:end-shape="id33" draw:end-glue-point="5" svg:d="M11580 6957v208h252v857" svg:viewBox="0 0 253 10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9.24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4:55:17.249510531</meta:creation-date>
    <dc:date>2017-08-11T00:13:14.153449331</dc:date>
    <meta:editing-duration>PT1H37M52S</meta:editing-duration>
    <meta:editing-cycles>9</meta:editing-cycles>
    <meta:generator>LibreOffice/4.3.3.2$Linux_X86_64 LibreOffice_project/430m0$Build-2</meta:generator>
    <dc:creator>Jose Sousa</dc:creator>
    <meta:document-statistic meta:object-count="98"/>
  </office:meta>
</office:document-meta>
</file>